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officeooo:rsid="000bf925" officeooo:paragraph-rsid="000bf925" style:font-weight-asian="normal" style:font-weight-complex="normal"/>
    </style:style>
    <style:style style:name="P2" style:family="paragraph" style:parent-style-name="Text_20_body">
      <style:paragraph-properties fo:text-align="justify" style:justify-single-word="false"/>
      <style:text-properties officeooo:rsid="000e071e"/>
    </style:style>
    <style:style style:name="P3" style:family="paragraph" style:parent-style-name="Text_20_body">
      <style:paragraph-properties fo:text-align="justify" style:justify-single-word="false"/>
      <style:text-properties fo:font-size="13pt" fo:font-weight="normal" officeooo:rsid="000bf925" officeooo:paragraph-rsid="001277bc" style:font-size-asian="13pt" style:font-weight-asian="normal" style:font-size-complex="13pt" style:font-weight-complex="normal"/>
    </style:style>
    <style:style style:name="P4" style:family="paragraph" style:parent-style-name="Text_20_body">
      <style:paragraph-properties fo:text-align="justify" style:justify-single-word="false"/>
      <style:text-properties fo:font-size="11pt" fo:font-weight="normal" officeooo:rsid="00145f5a" officeooo:paragraph-rsid="0017a8db" style:font-size-asian="11pt" style:font-weight-asian="normal" style:font-size-complex="11pt" style:font-weight-complex="normal"/>
    </style:style>
    <style:style style:name="P5" style:family="paragraph" style:parent-style-name="No_20_Spacing">
      <style:paragraph-properties fo:text-align="justify" style:justify-single-word="false"/>
      <style:text-properties fo:font-weight="normal" officeooo:rsid="000bf925" officeooo:paragraph-rsid="000bf925" style:font-weight-asian="normal" style:font-weight-complex="normal"/>
    </style:style>
    <style:style style:name="P6" style:family="paragraph" style:parent-style-name="No_20_Spacing">
      <style:paragraph-properties fo:text-align="center" style:justify-single-word="false"/>
      <style:text-properties fo:font-size="13pt" fo:font-weight="bold" officeooo:rsid="000a1696" officeooo:paragraph-rsid="000a1696" style:font-size-asian="13pt" style:font-weight-asian="bold" style:font-size-complex="13pt" style:font-weight-complex="bold"/>
    </style:style>
    <style:style style:name="P7" style:family="paragraph" style:parent-style-name="No_20_Spacing" style:master-page-name="Standard">
      <style:paragraph-properties fo:text-align="center" style:justify-single-word="false" style:page-number="auto"/>
      <style:text-properties fo:font-size="13pt" fo:font-weight="bold" officeooo:rsid="000a1696" officeooo:paragraph-rsid="001277bc" style:font-size-asian="13pt" style:font-weight-asian="bold" style:font-size-complex="13pt" style:font-weight-complex="bold"/>
    </style:style>
    <style:style style:name="T1" style:family="text">
      <style:text-properties officeooo:rsid="000cf990"/>
    </style:style>
    <style:style style:name="T2" style:family="text">
      <style:text-properties officeooo:rsid="00192b73"/>
    </style:style>
    <style:style style:name="T3" style:family="text">
      <style:text-properties officeooo:rsid="0019a2aa"/>
    </style:style>
    <style:style style:name="T4" style:family="text">
      <style:text-properties officeooo:rsid="001a3d71"/>
    </style:style>
    <style:style style:name="T5"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FI</text:p>
      <text:p text:style-name="P4">We use<text:span text:style-name="T3">d</text:span> to get binary data from the exchanges in the form of raw files with the exchange given specification.</text:p>
      <text:p text:style-name="P4">To store this data in our proprietary database, we were using a module named DFI. </text:p>
      <text:p text:style-name="P4">This DFI actually parses the binary data with the help of a parser and creates different types of events (according to the events of the market such as auction, buy, sell, start info, close info, etc.) and uses writer to write the data in the table.</text:p>
      <text:p text:style-name="P3"/>
      <text:p text:style-name="P6">Chi-X Canada DFI</text:p>
      <text:p text:style-name="P1"><text:span text:style-name="T2">The concrete implementations of DFI were different for different exchanges according to the data contract from the exchange. </text:span>Chi-X Canada, a <text:span text:style-name="T4">wholely owned </text:span>subsidiary of <text:a xlink:type="simple" xlink:href="http://www.marketswiki.com/wiki/Chi-X_Global" text:style-name="Internet_20_link" text:visited-style-name="Visited_20_Internet_20_Link">Chi-X Global</text:a>, <text:span text:style-name="T1">is a stock exchange </text:span>for the trading of <text:span text:style-name="T5">Canadian listed securities</text:span>.</text:p>
      <text:p text:style-name="P2">I have wrote the DFI for Chi-X Canada. It was a 25 days project and went smoothly as expect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0</meta:editing-cycles>
    <meta:creation-date>2016-08-16T07:20:00</meta:creation-date>
    <dc:date>2016-10-09T20:25:05.646193366</dc:date>
    <meta:editing-duration>PT5H31M45S</meta:editing-duration>
    <meta:generator>LibreOffice/5.1.4.2$Linux_X86_64 LibreOffice_project/10m0$Build-2</meta:generator>
    <meta:document-statistic meta:table-count="0" meta:image-count="0" meta:object-count="0" meta:page-count="1" meta:paragraph-count="7" meta:word-count="142" meta:character-count="802" meta:non-whitespace-character-count="66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